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80000011859D78333.png" manifest:media-type="image/png"/>
  <manifest:file-entry manifest:full-path="Pictures/1000000100000132000000E386BC0361.png" manifest:media-type="image/png"/>
  <manifest:file-entry manifest:full-path="Pictures/10000001000001440000012511A726C3.png" manifest:media-type="image/png"/>
  <manifest:file-entry manifest:full-path="Pictures/100000010000010C00000137EFE6E033.png" manifest:media-type="image/png"/>
  <manifest:file-entry manifest:full-path="Pictures/100000010000021B0000016DC9B9C5CD.png" manifest:media-type="image/png"/>
  <manifest:file-entry manifest:full-path="Pictures/10000001000001D900000120577CD234.png" manifest:media-type="image/png"/>
  <manifest:file-entry manifest:full-path="Pictures/10000001000001A10000014F64EDE5FD.png" manifest:media-type="image/png"/>
  <manifest:file-entry manifest:full-path="Pictures/1000000100000202000000E1CA911FA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898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9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59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26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7cm" fo:min-width="1.80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45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2pt" fo:font-weight="bold" style:font-size-asian="22pt" style:font-size-complex="22pt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22pt" fo:font-weight="bold" style:font-size-asian="22pt" style:font-size-complex="22pt"/>
    </style:style>
    <style:style style:name="T2" style:family="text">
      <style:text-properties style:text-position="33% 58%" fo:font-size="22pt" fo:font-weight="bold" style:font-size-asian="22pt" style:font-size-complex="22pt"/>
    </style:style>
    <style:style style:name="T3" style:family="text">
      <style:text-properties style:text-position="-8% 58%" fo:font-size="22pt" fo:font-weight="bold" style:font-size-asian="22pt" style:font-size-complex="22pt"/>
    </style:style>
    <style:style style:name="T4" style:family="text">
      <style:text-properties fo:font-size="21pt" fo:font-weight="bold" style:font-size-asian="21pt" style:font-weight-asian="bold" style:font-size-complex="2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204cm" svg:height="3.807cm" svg:x="1.783cm" svg:y="7.747cm">
          <draw:image xlink:href="Pictures/1000000100000202000000E1CA911FA8.png" xlink:type="simple" xlink:show="embed" xlink:actuate="onLoad" draw:mime-type="image/png">
            <text:p/>
          </draw:image>
        </draw:frame>
        <draw:frame draw:style-name="gr2" draw:text-style-name="P1" draw:layer="layout" svg:width="5.328cm" svg:height="4.281cm" svg:x="8.374cm" svg:y="7.47cm">
          <draw:image xlink:href="Pictures/10000001000001A10000014F64EDE5FD.png" xlink:type="simple" xlink:show="embed" xlink:actuate="onLoad" draw:mime-type="image/png">
            <text:p/>
          </draw:image>
        </draw:frame>
        <draw:frame draw:style-name="gr2" draw:text-style-name="P1" draw:layer="layout" svg:width="6.264cm" svg:height="3.814cm" svg:x="14.015cm" svg:y="7.936cm">
          <draw:image xlink:href="Pictures/10000001000001D900000120577CD234.png" xlink:type="simple" xlink:show="embed" xlink:actuate="onLoad" draw:mime-type="image/png">
            <text:p/>
          </draw:image>
        </draw:frame>
        <draw:frame draw:style-name="gr2" draw:text-style-name="P1" draw:layer="layout" svg:width="6.052cm" svg:height="4.098cm" svg:x="20.739cm" svg:y="7.889cm">
          <draw:image xlink:href="Pictures/100000010000021B0000016DC9B9C5CD.png" xlink:type="simple" xlink:show="embed" xlink:actuate="onLoad" draw:mime-type="image/png">
            <text:p/>
          </draw:image>
        </draw:frame>
        <draw:frame draw:style-name="gr3" draw:text-style-name="P2" draw:layer="layout" svg:width="2.293cm" svg:height="1.459cm" svg:x="4.018cm" svg:y="0.483cm">
          <draw:text-box>
            <text:p><text:span text:style-name="T1">Ca</text:span><text:span text:style-name="T2">0</text:span></text:p>
          </draw:text-box>
        </draw:frame>
        <draw:frame draw:style-name="gr4" draw:text-style-name="P2" draw:layer="layout" svg:width="2.095cm" svg:height="1.119cm" svg:x="9.995cm" svg:y="0.483cm">
          <draw:text-box>
            <text:p><text:span text:style-name="T1">CaO</text:span></text:p>
          </draw:text-box>
        </draw:frame>
        <draw:frame draw:style-name="gr5" draw:text-style-name="P2" draw:layer="layout" svg:width="3.765cm" svg:height="1.119cm" svg:x="14.802cm" svg:y="0.483cm">
          <draw:text-box>
            <text:p><text:span text:style-name="T1">CaO·H</text:span><text:span text:style-name="T3">2</text:span><text:span text:style-name="T1">O</text:span></text:p>
          </draw:text-box>
        </draw:frame>
        <draw:frame draw:style-name="gr6" draw:text-style-name="P2" draw:layer="layout" svg:width="2.302cm" svg:height="1.167cm" svg:x="22.384cm" svg:y="0.483cm">
          <draw:text-box>
            <text:p><text:span text:style-name="T1">CaH</text:span><text:span text:style-name="T3">2</text:span></text:p>
          </draw:text-box>
        </draw:frame>
        <draw:frame draw:style-name="gr2" draw:text-style-name="P1" draw:layer="layout" svg:width="4.106cm" svg:height="5.098cm" svg:x="2.622cm" svg:y="1.752cm">
          <draw:image xlink:href="Pictures/100000010000010C00000137EFE6E033.png" xlink:type="simple" xlink:show="embed" xlink:actuate="onLoad" draw:mime-type="image/png">
            <text:p/>
          </draw:image>
        </draw:frame>
        <draw:frame draw:style-name="gr2" draw:text-style-name="P1" draw:layer="layout" svg:width="5.359cm" svg:height="4.845cm" svg:x="8.241cm" svg:y="1.951cm">
          <draw:image xlink:href="Pictures/10000001000001440000012511A726C3.png" xlink:type="simple" xlink:show="embed" xlink:actuate="onLoad" draw:mime-type="image/png">
            <text:p/>
          </draw:image>
        </draw:frame>
        <draw:frame draw:style-name="gr2" draw:text-style-name="P1" draw:layer="layout" svg:width="5.875cm" svg:height="4.358cm" svg:x="14.246cm" svg:y="2.463cm">
          <draw:image xlink:href="Pictures/1000000100000132000000E386BC0361.png" xlink:type="simple" xlink:show="embed" xlink:actuate="onLoad" draw:mime-type="image/png">
            <text:p/>
          </draw:image>
        </draw:frame>
        <draw:frame draw:style-name="gr2" draw:text-style-name="P1" draw:layer="layout" svg:width="4.923cm" svg:height="4.656cm" svg:x="21.178cm" svg:y="2.665cm">
          <draw:image xlink:href="Pictures/10000001000001280000011859D78333.png" xlink:type="simple" xlink:show="embed" xlink:actuate="onLoad" draw:mime-type="image/png">
            <text:p/>
          </draw:image>
        </draw:frame>
        <draw:frame draw:style-name="gr7" draw:text-style-name="P3" draw:layer="layout" svg:width="0.955cm" svg:height="1.077cm" svg:x="0.585cm" svg:y="4.612cm">
          <draw:text-box>
            <text:p><text:span text:style-name="T4">i</text:span></text:p>
          </draw:text-box>
        </draw:frame>
        <draw:frame draw:style-name="gr7" draw:text-style-name="P3" draw:layer="layout" svg:width="0.955cm" svg:height="1.077cm" svg:x="0.46cm" svg:y="9.689cm">
          <draw:text-box>
            <text:p><text:span text:style-name="T4">j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305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5:15:23.188434589</meta:creation-date>
    <dc:date>2024-11-18T13:52:27.023546162</dc:date>
    <meta:editing-duration>PT8H51M38S</meta:editing-duration>
    <meta:editing-cycles>26</meta:editing-cycles>
    <meta:generator>LibreOffice/24.8.2.1$Linux_X86_64 LibreOffice_project/480$Build-1</meta:generator>
    <meta:print-date>2024-11-18T11:40:03.315747725</meta:print-date>
    <meta:printed-by>PDF files</meta:printed-by>
    <meta:document-statistic meta:object-count="14"/>
  </office:meta>
</office:document-meta>
</file>